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UNTIL.check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UNTIL.getORepeatUn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UNTIL.REPEATUNTIL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completed( FaultData faultData , Set &lt; CompensationHandler &gt; compens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AITER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UNTIL.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compensate( OScope scope , SynchChannel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AITER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PEATUNTI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ITER.WAITER( ActivityInfo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ITER.cance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PEATUNTI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